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d6d" officeooo:paragraph-rsid="00018d6d"/>
    </style:style>
    <style:style style:name="P2" style:family="paragraph" style:parent-style-name="Standard">
      <style:text-properties officeooo:rsid="00033403" officeooo:paragraph-rsid="00033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naikker, i ma business man. Born in california</text:p>
      <text:p text:style-name="P2">my nombre es nassir soy de centro africa republica. Encontado de conecer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30:25.770450092</meta:creation-date>
    <dc:date>2021-11-09T09:51:39.420698335</dc:date>
    <meta:editing-duration>PT2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3" meta:character-count="132" meta:non-whitespace-character-count="111"/>
  </office:meta>
</office:document-meta>
</file>